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1" svg:font-family="'Open Sans'"/>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444444" style:font-name="Open Sans" fo:font-size="12pt" fo:letter-spacing="normal" fo:font-style="normal" fo:font-weight="normal" officeooo:rsid="0001d1cc" officeooo:paragraph-rsid="0001d1cc" style:font-size-asian="22pt" style:font-style-asian="italic" style:font-weight-asian="bold" style:font-size-complex="22pt" style:font-style-complex="italic" style:font-weight-complex="bold"/>
    </style:style>
    <style:style style:name="P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444444" style:font-name="Open Sans" fo:font-size="22pt" fo:letter-spacing="normal" fo:font-style="italic" fo:font-weight="bold" officeooo:rsid="0001d1cc" officeooo:paragraph-rsid="0001d1cc" style:font-size-asian="22pt" style:font-style-asian="italic" style:font-weight-asian="bold" style:font-size-complex="22pt" style:font-style-complex="italic" style:font-weight-complex="bold"/>
    </style:style>
    <style:style style:name="P3" style:family="paragraph" style:parent-style-name="Text_20_body">
      <style:paragraph-properties fo:margin-left="0in" fo:margin-right="0in" fo:margin-top="0in" fo:margin-bottom="0.3126in" loext:contextual-spacing="false" fo:orphans="2" fo:widows="2" fo:text-indent="0in" style:auto-text-indent="false" fo:padding="0in" fo:border="none"/>
      <style:text-properties fo:font-variant="normal" fo:text-transform="none" fo:color="#444444" style:font-name="Open Sans" fo:font-size="12pt" fo:letter-spacing="normal" fo:font-style="normal" fo:font-weight="normal"/>
    </style:style>
    <style:style style:name="P4" style:family="paragraph" style:parent-style-name="Heading_20_3">
      <style:paragraph-properties fo:margin-left="0in" fo:margin-right="0in" fo:margin-top="0in" fo:margin-bottom="0.3126in" loext:contextual-spacing="false" fo:text-align="center" style:justify-single-word="false" fo:orphans="2" fo:widows="2" fo:text-indent="0in" style:auto-text-indent="false" fo:padding="0in" fo:border="none"/>
      <style:text-properties fo:font-variant="normal" fo:text-transform="none" fo:color="#444444" style:font-name="Open Sans" fo:font-size="12pt" fo:letter-spacing="normal" fo:font-style="normal" fo:font-weight="bold" style:font-weight-asian="bold" style:font-weight-complex="bold"/>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Heading_20_2">
      <style:paragraph-properties fo:margin-left="0in" fo:margin-right="0in" fo:text-align="center" style:justify-single-word="false" fo:orphans="2" fo:widows="2" fo:text-indent="0in" style:auto-text-indent="false"/>
      <style:text-properties fo:font-variant="normal" fo:text-transform="none" fo:color="#232323" style:font-name="Open Sans1" fo:font-size="12pt" fo:letter-spacing="normal" fo:font-style="normal" fo:font-weight="bold" officeooo:rsid="0001d1cc" officeooo:paragraph-rsid="0001d1cc" style:font-size-asian="22pt" style:font-style-asian="italic" style:font-weight-asian="bold" style:font-size-complex="22pt" style:font-style-complex="italic" style:font-weight-complex="bold"/>
    </style:style>
    <style:style style:name="P7" style:family="paragraph" style:parent-style-name="Heading_20_3">
      <style:paragraph-properties fo:margin-left="0in" fo:margin-right="0in" fo:text-align="center" style:justify-single-word="false" fo:orphans="2" fo:widows="2" fo:text-indent="0in" style:auto-text-indent="false"/>
      <style:text-properties fo:font-variant="normal" fo:text-transform="none" fo:color="#444444" style:font-name="Open Sans" fo:font-size="12pt" fo:letter-spacing="normal" fo:font-style="normal" fo:font-weight="bold" officeooo:rsid="0001d1cc" officeooo:paragraph-rsid="0001d1cc" style:font-size-asian="22pt" style:font-style-asian="italic" style:font-weight-asian="bold" style:font-size-complex="22pt" style:font-style-complex="italic" style:font-weight-complex="bold"/>
    </style:style>
    <style:style style:name="P8"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444444" style:font-name="Open Sans" fo:font-size="12pt" fo:letter-spacing="normal" fo:font-style="normal" fo:font-weight="normal" officeooo:rsid="0001d1cc" officeooo:paragraph-rsid="0001d1cc" style:font-size-asian="22pt" style:font-style-asian="italic" style:font-weight-asian="bold" style:font-size-complex="22pt" style:font-style-complex="italic" style:font-weight-complex="bold"/>
    </style:style>
    <style:style style:name="P9"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444444" style:font-name="Open Sans" fo:font-size="12pt" fo:letter-spacing="normal" fo:font-style="italic" fo:font-weight="bold" officeooo:rsid="00029363" officeooo:paragraph-rsid="00029363" style:font-size-asian="22pt" style:font-style-asian="italic" style:font-weight-asian="bold" style:font-size-complex="22pt" style:font-style-complex="italic" style:font-weight-complex="bold"/>
    </style:style>
    <style:style style:name="P10" style:family="paragraph" style:parent-style-name="Text_20_body">
      <style:paragraph-properties fo:margin-left="0in" fo:margin-right="0in" fo:margin-top="0in" fo:margin-bottom="0.3126in" loext:contextual-spacing="false" fo:orphans="2" fo:widows="2" fo:text-indent="0in" style:auto-text-indent="false" fo:padding="0in" fo:border="none"/>
      <style:text-properties fo:font-variant="normal" fo:text-transform="none" fo:color="#444444" style:font-name="Open Sans" fo:font-size="12pt" fo:letter-spacing="normal" fo:font-style="normal" fo:font-weight="normal"/>
    </style:style>
    <style:style style:name="P11"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Open Sans" fo:font-size="12pt" fo:letter-spacing="normal" fo:font-style="normal" fo:font-weight="normal"/>
    </style:style>
    <style:style style:name="P12"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Open Sans" fo:font-size="12pt" fo:letter-spacing="normal" fo:font-style="normal" fo:font-weight="normal"/>
    </style:style>
    <style:style style:name="T1" style:family="text">
      <style:text-properties fo:font-variant="normal" fo:text-transform="none" fo:color="#444444" style:font-name="Open Sans" fo:font-size="12pt" fo:letter-spacing="normal" fo:font-style="normal" fo:font-weight="normal"/>
    </style:style>
    <style:style style:name="T2" style:family="text">
      <style:text-properties fo:font-variant="normal" fo:text-transform="none" fo:color="#fe5000" style:text-line-through-style="none" style:text-line-through-type="none" style:font-name="Open Sans" fo:font-size="12pt" fo:letter-spacing="normal" fo:font-style="normal" style:text-underline-style="none" fo:font-weight="normal" style:text-blinking="false" loext:padding="0in" loext:border="none"/>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aS, PaaS, IaaS</text:p>
      <text:p text:style-name="P2"/>
      <text:p text:style-name="P1">There are usually three models of cloud service to compare: Software as a Service (SaaS), Platform as a Service (PaaS), and Infrastructure as a Service (IaaS)</text:p>
      <text:p text:style-name="P1"/>
      <text:h text:style-name="P6" text:outline-level="2">SaaS: Software as a Service</text:h>
      <text:p text:style-name="P3">Software as a Service, also known as cloud application services, represent the most commonly utilized option for businesses in the cloud market. SaaS utilizes the internet to deliver applications to its users, which are managed by a third-party vendor. A majority of SaaS applications are run directly through the web browser, and do not require any downloads or installations on the client side.</text:p>
      <text:h text:style-name="P4" text:outline-level="3">SaaS Advantages</text:h>
      <text:p text:style-name="P3">SaaS provides numerous advantages to employees and companies by greatly reducing the time and money spent on tedious tasks such as installing, managing, and upgrading software. This frees up a lot of time for technical staff to spend on more pressing matters and issues within the organization.</text:p>
      <text:h text:style-name="P6" text:outline-level="2">PaaS: Platform as a Service</text:h>
      <text:p text:style-name="P3">Cloud platform services, or Platform as a Service (PaaS), provide cloud components to certain software while being used mainly for applications. PaaS provides a framework for developers that they can build upon and use to create customized applications. All servers, storage, and networking can be managed by the enterprise or a third-party provider while the developers can maintain management of the applications.</text:p>
      <text:h text:style-name="P4" text:outline-level="3">PaaS Advantages</text:h>
      <text:p text:style-name="P3">No matter what size of company you may be in, there are numerous advantages for using PaaS:</text:p>
      <text:list xml:id="list6714294127735939566" text:style-name="L1">
        <text:list-item>
          <text:p text:style-name="P11">Makes the development and deployment of apps simple and cost-effective</text:p>
        </text:list-item>
        <text:list-item>
          <text:p text:style-name="P11">Scalable</text:p>
        </text:list-item>
        <text:list-item>
          <text:p text:style-name="P11">Highly available</text:p>
        </text:list-item>
        <text:list-item>
          <text:p text:style-name="P11">Gives developers the ability to create customized apps without the headache of maintaining the software</text:p>
        </text:list-item>
        <text:list-item>
          <text:p text:style-name="P11">Greatly reduces the amount of coding</text:p>
        </text:list-item>
        <text:list-item>
          <text:p text:style-name="P11"><text:soft-page-break/>Automates business policy</text:p>
        </text:list-item>
        <text:list-item>
          <text:p text:style-name="P11">Allows easy migration to the hybrid model</text:p>
        </text:list-item>
      </text:list>
      <text:p text:style-name="Text_20_body"><text:line-break/></text:p>
      <text:h text:style-name="P6" text:outline-level="2">IaaS: Infrastructure as a Service</text:h>
      <text:p text:style-name="P5"><text:span text:style-name="T1">Cloud infrastructure services, known as Infrastructure as a Service (IaaS), are made of highly scalable and automated compute resources. IaaS is fully </text:span><text:a xlink:type="simple" xlink:href="https://www.bmc.com/blogs/self-service-thrives-clouds/" text:style-name="Internet_20_link" text:visited-style-name="Visited_20_Internet_20_Link"><text:span text:style-name="T2">self-service</text:span></text:a><text:span text:style-name="T1"> for accessing and monitoring things like compute, networking, storage, and other services, and it allows businesses to purchase resources on-demand and as-needed instead of having to buy hardware outright.</text:span></text:p>
      <text:h text:style-name="P7" text:outline-level="3"/>
      <text:h text:style-name="P7" text:outline-level="3">IaaS Advantages</text:h>
      <text:p text:style-name="P3">There are many benefits of choosing IaaS, such as that it:</text:p>
      <text:list xml:id="list7149074935245338150" text:style-name="L2">
        <text:list-item>
          <text:p text:style-name="P12">Is the most flexible cloud computing model</text:p>
        </text:list-item>
        <text:list-item>
          <text:p text:style-name="P12">Easily allows for automated deployment of storage, networking, servers, and processing power</text:p>
        </text:list-item>
        <text:list-item>
          <text:p text:style-name="P12">Hardware can be purchased based on consumption</text:p>
        </text:list-item>
        <text:list-item>
          <text:p text:style-name="P12">Gives clients complete control of their infrastructure</text:p>
        </text:list-item>
        <text:list-item>
          <text:p text:style-name="P12">Resources can be purchased as-needed</text:p>
        </text:list-item>
        <text:list-item>
          <text:p text:style-name="P12">Is highly scalable</text:p>
        </text:list-item>
      </text:list>
      <text:p text:style-name="P1"/>
      <text:p text:style-name="P9">Notes</text:p>
      <text:p text:style-name="P9"><text:a xlink:type="simple" xlink:href="https://en.wikipedia.org/wiki/Quantum_computing" text:style-name="Internet_20_link" text:visited-style-name="Visited_20_Internet_20_Link"/></text:p>
      <text:p text:style-name="P9"><text:a xlink:type="simple" xlink:href="https://en.wikipedia.org/wiki/Quantum_computing" text:style-name="Internet_20_link" text:visited-style-name="Visited_20_Internet_20_Link">https://en.wikipedia.org/wiki/Quantum_computi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1" svg:font-family="'Open Sans'"/>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21:35:22.061755147</meta:creation-date>
    <dc:date>2019-04-11T14:50:33.227558161</dc:date>
    <meta:editing-duration>PT3H31M10S</meta:editing-duration>
    <meta:editing-cycles>3</meta:editing-cycles>
    <meta:generator>LibreOffice/5.1.6.2$Linux_X86_64 LibreOffice_project/10m0$Build-2</meta:generator>
    <meta:document-statistic meta:table-count="0" meta:image-count="0" meta:object-count="0" meta:page-count="2" meta:paragraph-count="30" meta:word-count="402" meta:character-count="2582" meta:non-whitespace-character-count="2221"/>
  </office:meta>
</office:document-meta>
</file>